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National2" svg:font-family="National2, 'Segoe UI', 'Helvetica Neue', Roboto, 'Open Sans'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646in" fo:margin-left="0.0667in" table:align="left"/>
    </style:style>
    <style:style style:name="Table1.A" style:family="table-column">
      <style:table-column-properties style:column-width="0.9271in"/>
    </style:style>
    <style:style style:name="Table1.B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19f"/>
    </style:style>
    <style:style style:name="P2" style:family="paragraph" style:parent-style-name="Standard">
      <style:text-properties officeooo:rsid="0012319f" officeooo:paragraph-rsid="0012319f"/>
    </style:style>
    <style:style style:name="P3" style:family="paragraph" style:parent-style-name="Standard">
      <style:text-properties officeooo:rsid="00141450" officeooo:paragraph-rsid="00141450"/>
    </style:style>
    <style:style style:name="P4" style:family="paragraph" style:parent-style-name="Standard">
      <style:text-properties officeooo:rsid="00141450" officeooo:paragraph-rsid="0019e9a5"/>
    </style:style>
    <style:style style:name="P5" style:family="paragraph" style:parent-style-name="Standard">
      <style:text-properties officeooo:rsid="00272e24" officeooo:paragraph-rsid="00272e24"/>
    </style:style>
    <style:style style:name="P6" style:family="paragraph" style:parent-style-name="Standard">
      <style:text-properties officeooo:rsid="00221f96" officeooo:paragraph-rsid="00221f96"/>
    </style:style>
    <style:style style:name="P7" style:family="paragraph" style:parent-style-name="Standard">
      <style:text-properties officeooo:rsid="00338c5a" officeooo:paragraph-rsid="00338c5a"/>
    </style:style>
    <style:style style:name="P8" style:family="paragraph" style:parent-style-name="Standard">
      <style:text-properties officeooo:rsid="0035447d" officeooo:paragraph-rsid="0035447d"/>
    </style:style>
    <style:style style:name="P9" style:family="paragraph" style:parent-style-name="Standard">
      <style:text-properties officeooo:rsid="00374a27" officeooo:paragraph-rsid="00374a27"/>
    </style:style>
    <style:style style:name="P10" style:family="paragraph" style:parent-style-name="Standard">
      <style:text-properties officeooo:rsid="00374a27" officeooo:paragraph-rsid="0042945c"/>
    </style:style>
    <style:style style:name="P11" style:family="paragraph" style:parent-style-name="Standard">
      <style:text-properties officeooo:paragraph-rsid="00389c7e"/>
    </style:style>
    <style:style style:name="P12" style:family="paragraph" style:parent-style-name="Table_20_Contents">
      <style:text-properties officeooo:rsid="0042945c" officeooo:paragraph-rsid="0042945c"/>
    </style:style>
    <style:style style:name="P13" style:family="paragraph" style:parent-style-name="Standard" style:list-style-name="L1">
      <style:text-properties officeooo:paragraph-rsid="0019e9a5"/>
    </style:style>
    <style:style style:name="P14" style:family="paragraph" style:parent-style-name="Standard" style:list-style-name="L1">
      <style:text-properties officeooo:paragraph-rsid="00338c5a"/>
    </style:style>
    <style:style style:name="P15" style:family="paragraph" style:parent-style-name="Standard" style:list-style-name="L1">
      <style:text-properties officeooo:rsid="00167e25" officeooo:paragraph-rsid="00167e25"/>
    </style:style>
    <style:style style:name="P16" style:family="paragraph" style:parent-style-name="Standard" style:list-style-name="L1">
      <style:text-properties officeooo:rsid="00167e25" officeooo:paragraph-rsid="00253f0f"/>
    </style:style>
    <style:style style:name="P17" style:family="paragraph" style:parent-style-name="Standard" style:list-style-name="L1">
      <style:text-properties officeooo:rsid="00167e25" officeooo:paragraph-rsid="001dacc9"/>
    </style:style>
    <style:style style:name="P18" style:family="paragraph" style:parent-style-name="Standard" style:list-style-name="L1">
      <style:text-properties officeooo:rsid="001bd807" officeooo:paragraph-rsid="001bd807"/>
    </style:style>
    <style:style style:name="P19" style:family="paragraph" style:parent-style-name="Standard" style:list-style-name="L1">
      <style:text-properties officeooo:rsid="00253f0f" officeooo:paragraph-rsid="00253f0f"/>
    </style:style>
    <style:style style:name="P20" style:family="paragraph" style:parent-style-name="Standard" style:list-style-name="L1">
      <style:text-properties officeooo:rsid="00235110" officeooo:paragraph-rsid="00270ac2"/>
    </style:style>
    <style:style style:name="P21" style:family="paragraph" style:parent-style-name="Standard" style:list-style-name="L1">
      <style:text-properties officeooo:rsid="0019e9a5" officeooo:paragraph-rsid="0019e9a5"/>
    </style:style>
    <style:style style:name="P22" style:family="paragraph" style:parent-style-name="Standard" style:list-style-name="L1">
      <style:text-properties officeooo:rsid="0019e9a5" officeooo:paragraph-rsid="001ba190"/>
    </style:style>
    <style:style style:name="P23" style:family="paragraph" style:parent-style-name="Standard" style:list-style-name="L1">
      <style:text-properties officeooo:rsid="001dacc9" officeooo:paragraph-rsid="00167e25"/>
    </style:style>
    <style:style style:name="P24" style:family="paragraph" style:parent-style-name="Standard" style:list-style-name="L1">
      <style:text-properties officeooo:rsid="001d4636" officeooo:paragraph-rsid="001d4636"/>
    </style:style>
    <style:style style:name="P25" style:family="paragraph" style:parent-style-name="Standard" style:list-style-name="L2">
      <style:text-properties officeooo:rsid="00141450" officeooo:paragraph-rsid="00141450"/>
    </style:style>
    <style:style style:name="P26" style:family="paragraph" style:parent-style-name="Standard" style:list-style-name="L2">
      <style:text-properties officeooo:rsid="00141450" officeooo:paragraph-rsid="0019e9a5"/>
    </style:style>
    <style:style style:name="P27" style:family="paragraph" style:parent-style-name="Standard">
      <style:text-properties officeooo:rsid="00141450" officeooo:paragraph-rsid="0019e9a5"/>
    </style:style>
    <style:style style:name="P28" style:family="paragraph" style:parent-style-name="Standard" style:list-style-name="L2">
      <style:text-properties officeooo:rsid="001ba190" officeooo:paragraph-rsid="001ba190"/>
    </style:style>
    <style:style style:name="P29" style:family="paragraph" style:parent-style-name="Standard" style:list-style-name="L2">
      <style:text-properties officeooo:rsid="001e19d0" officeooo:paragraph-rsid="001e19d0"/>
    </style:style>
    <style:style style:name="P30" style:family="paragraph" style:parent-style-name="Standard" style:list-style-name="L1">
      <style:text-properties officeooo:rsid="001c5ab3" officeooo:paragraph-rsid="001c5ab3"/>
    </style:style>
    <style:style style:name="P31" style:family="paragraph" style:parent-style-name="Standard" style:list-style-name="L1">
      <style:text-properties officeooo:rsid="00221f96" officeooo:paragraph-rsid="00221f96"/>
    </style:style>
    <style:style style:name="P32" style:family="paragraph" style:parent-style-name="Standard" style:list-style-name="L3">
      <style:text-properties officeooo:rsid="00221f96" officeooo:paragraph-rsid="00338c5a"/>
    </style:style>
    <style:style style:name="P33" style:family="paragraph" style:parent-style-name="Standard" style:list-style-name="L1">
      <style:text-properties officeooo:rsid="0029393f" officeooo:paragraph-rsid="0029393f"/>
    </style:style>
    <style:style style:name="P34" style:family="paragraph" style:parent-style-name="Standard" style:list-style-name="L3">
      <style:text-properties officeooo:paragraph-rsid="00338c5a"/>
    </style:style>
    <style:style style:name="P35" style:family="paragraph" style:parent-style-name="Standard" style:list-style-name="L3">
      <style:text-properties officeooo:paragraph-rsid="003584cf"/>
    </style:style>
    <style:style style:name="P36" style:family="paragraph" style:parent-style-name="Standard" style:list-style-name="L3">
      <style:text-properties officeooo:rsid="003976eb" officeooo:paragraph-rsid="003976eb"/>
    </style:style>
    <style:style style:name="P37" style:family="paragraph" style:parent-style-name="Standard" style:list-style-name="L1">
      <style:text-properties officeooo:rsid="00338c5a" officeooo:paragraph-rsid="00338c5a"/>
    </style:style>
    <style:style style:name="P38" style:family="paragraph" style:parent-style-name="Standard" style:list-style-name="L4">
      <style:text-properties officeooo:paragraph-rsid="003c1a84"/>
    </style:style>
    <style:style style:name="P39" style:family="paragraph" style:parent-style-name="Standard" style:list-style-name="L4">
      <style:text-properties officeooo:paragraph-rsid="00468265"/>
    </style:style>
    <style:style style:name="P40" style:family="paragraph" style:parent-style-name="Standard" style:list-style-name="L4">
      <style:text-properties officeooo:rsid="003c1a84" officeooo:paragraph-rsid="003c1a84"/>
    </style:style>
    <style:style style:name="P41" style:family="paragraph" style:parent-style-name="Standard">
      <style:text-properties officeooo:rsid="0044945f" officeooo:paragraph-rsid="0044945f"/>
    </style:style>
    <style:style style:name="P42" style:family="paragraph" style:parent-style-name="Standard">
      <style:text-properties officeooo:paragraph-rsid="0044945f"/>
    </style:style>
    <style:style style:name="P43" style:family="paragraph" style:parent-style-name="Standard" style:list-style-name="L4">
      <style:text-properties officeooo:rsid="00468265" officeooo:paragraph-rsid="00468265"/>
    </style:style>
    <style:style style:name="P44" style:family="paragraph" style:parent-style-name="Standard">
      <style:text-properties officeooo:rsid="00272e24" officeooo:paragraph-rsid="00272e24"/>
    </style:style>
    <style:style style:name="P45" style:family="paragraph" style:parent-style-name="Standard">
      <style:text-properties officeooo:paragraph-rsid="00338c5a"/>
    </style:style>
    <style:style style:name="P46" style:family="paragraph" style:parent-style-name="Standard">
      <style:text-properties officeooo:rsid="0012319f" officeooo:paragraph-rsid="0012319f"/>
    </style:style>
    <style:style style:name="P47" style:family="paragraph" style:parent-style-name="Standard">
      <style:text-properties officeooo:rsid="004ae6ce" officeooo:paragraph-rsid="004ae6ce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text-properties officeooo:rsid="002ab118" officeooo:paragraph-rsid="002ab118"/>
    </style:style>
    <style:style style:name="P50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b118" officeooo:paragraph-rsid="002ab118" style:text-blinking="false" fo:background-color="transparent"/>
    </style:style>
    <style:style style:name="P51" style:family="paragraph" style:parent-style-name="Text_20_body">
      <style:text-properties fo:font-variant="normal" fo:text-transform="none" fo:color="#333e48" style:font-name="National2" fo:font-size="12pt" fo:letter-spacing="normal" fo:font-style="normal" fo:font-weight="normal" officeooo:paragraph-rsid="0044945f"/>
    </style:style>
    <style:style style:name="P52" style:family="paragraph" style:parent-style-name="Table_20_Contents">
      <style:text-properties officeooo:rsid="0043b715" officeooo:paragraph-rsid="0043b715"/>
    </style:style>
    <style:style style:name="T1" style:family="text">
      <style:text-properties officeooo:rsid="00152be7"/>
    </style:style>
    <style:style style:name="T2" style:family="text">
      <style:text-properties officeooo:rsid="001775af"/>
    </style:style>
    <style:style style:name="T3" style:family="text">
      <style:text-properties officeooo:rsid="0019e9a5"/>
    </style:style>
    <style:style style:name="T4" style:family="text">
      <style:text-properties officeooo:rsid="001ba190"/>
    </style:style>
    <style:style style:name="T5" style:family="text">
      <style:text-properties officeooo:rsid="001d6404"/>
    </style:style>
    <style:style style:name="T6" style:family="text">
      <style:text-properties officeooo:rsid="001e1f1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f0f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bold" style:font-size-asian="12pt" style:font-size-complex="12pt"/>
    </style:style>
    <style:style style:name="T10" style:family="text">
      <style:text-properties officeooo:rsid="002e0cb3"/>
    </style:style>
    <style:style style:name="T11" style:family="text">
      <style:text-properties officeooo:rsid="002ff8ef"/>
    </style:style>
    <style:style style:name="T12" style:family="text">
      <style:text-properties officeooo:rsid="00309a70"/>
    </style:style>
    <style:style style:name="T13" style:family="text">
      <style:text-properties officeooo:rsid="00272e24"/>
    </style:style>
    <style:style style:name="T14" style:family="text">
      <style:text-properties officeooo:rsid="003584cf"/>
    </style:style>
    <style:style style:name="T15" style:family="text">
      <style:text-properties officeooo:rsid="003c1a84"/>
    </style:style>
    <style:style style:name="T16" style:family="text">
      <style:text-properties officeooo:rsid="003cf907"/>
    </style:style>
    <style:style style:name="T17" style:family="text">
      <style:text-properties officeooo:rsid="00416059"/>
    </style:style>
    <style:style style:name="T18" style:family="text">
      <style:text-properties officeooo:rsid="0044945f"/>
    </style:style>
    <style:style style:name="T19" style:family="text">
      <style:text-properties officeooo:rsid="00468265"/>
    </style:style>
    <style:style style:name="T20" style:family="text">
      <style:text-properties officeooo:rsid="0046b82a"/>
    </style:style>
    <style:style style:name="T21" style:family="text">
      <style:text-properties officeooo:rsid="00478783"/>
    </style:style>
    <style:style style:name="T22" style:family="text">
      <style:text-properties officeooo:rsid="004aa8f9"/>
    </style:style>
    <style:style style:name="T23" style:family="text">
      <style:text-properties officeooo:rsid="004cd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Time: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12">Sun</text:p>
          </table:table-cell>
          <table:table-cell table:style-name="Table1.A1" office:value-type="string">
            <text:p text:style-name="P12">Mon <text:span text:style-name="T23">2</text:span></text:p>
          </table:table-cell>
          <table:table-cell table:style-name="Table1.A1" office:value-type="string">
            <text:p text:style-name="P12">Tue</text:p>
          </table:table-cell>
          <table:table-cell table:style-name="Table1.A1" office:value-type="string">
            <text:p text:style-name="P12">Wed</text:p>
          </table:table-cell>
          <table:table-cell table:style-name="Table1.A1" office:value-type="string">
            <text:p text:style-name="P12">Thu</text:p>
          </table:table-cell>
          <table:table-cell table:style-name="Table1.A1" office:value-type="string">
            <text:p text:style-name="P12">Fri</text:p>
          </table:table-cell>
          <table:table-cell table:style-name="Table1.G1" office:value-type="string">
            <text:p text:style-name="P12">Sa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0:30 – <text:span text:style-name="T17">4:30, 6</text:span></text:p>
          </table:table-cell>
          <table:table-cell table:style-name="Table1.A2" office:value-type="string">
            <text:p text:style-name="P52">0</text:p>
          </table:table-cell>
          <table:table-cell table:style-name="Table1.A2" office:value-type="string">
            <text:p text:style-name="P52">0</text:p>
          </table:table-cell>
          <table:table-cell table:style-name="Table1.A2" office:value-type="string">
            <text:p text:style-name="Table_20_Contents">.<text:span text:style-name="T22">75</text:span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2"/>
      <text:p text:style-name="P2"/>
      <text:p text:style-name="P2">ToDO</text:p>
      <text:p text:style-name="P2"/>
      <text:p text:style-name="P2"/>
      <text:p text:style-name="P47">verilog vs VHDL</text:p>
      <text:p text:style-name="P2"/>
      <text:p text:style-name="P11"><text:span text:style-name="T10">read: </text:span><text:a xlink:type="simple" xlink:href="https://alchitry.com/search?q=fpga" text:style-name="Internet_20_link" text:visited-style-name="Visited_20_Internet_20_Link">https://alchitry.com/search?q=fpga</text:a></text:p>
      <text:p text:style-name="P11"><text:s/><text:a xlink:type="simple" xlink:href="https://en.wikipedia.org/wiki/Logic_block" text:style-name="Internet_20_link" text:visited-style-name="Visited_20_Internet_20_Link">https://en.wikipedia.org/wiki/Logic_block</text:a></text:p>
      <text:p text:style-name="P5"/>
      <text:p text:style-name="P5"/>
      <text:p text:style-name="P5">https://www.youtube.com/watch?v=VMxU4XWVssM&amp;t=140s</text:p>
      <text:p text:style-name="P5"/>
      <text:p text:style-name="P8">REINSTALL vivado version properly in opt <text:span text:style-name="T20">(like did with ise)</text:span></text:p>
      <text:p text:style-name="P5"/>
      <text:p text:style-name="P5"/>
      <text:list xml:id="list3481012570" text:style-name="L1">
        <text:list-item>
          <text:p text:style-name="P15">do tutorial from numato</text:p>
          <text:list>
            <text:list-item>
              <text:p text:style-name="P18">constraints – <text:span text:style-name="T5">learn xdc <text:s/>– gave up</text:span></text:p>
            </text:list-item>
            <text:list-item>
              <text:p text:style-name="P19">using old software, sucessully made .bit file and .mcs file</text:p>
            </text:list-item>
            <text:list-item>
              <text:p text:style-name="P19"><text:a xlink:type="simple" xlink:href="https://numato.com/docs/elbert-v2-spartan-3a-fpga-development-board/" text:style-name="Internet_20_link" text:visited-style-name="Visited_20_Internet_20_Link">https://numato.com/docs/elbert-v2-spartan-3a-fpga-development-board/</text:a></text:p>
            </text:list-item>
            <text:list-item>
              <text:p text:style-name="P48"><text:span text:style-name="T8">stuck at “</text:span><text:span text:style-name="T9">Programming FPGA Using ISE iMPACT “</text:span></text:p>
            </text:list-item>
            <text:list-item>
              <text:p text:style-name="P20">can not get board to work <text:s/>“impact initialize chain error 923 can not find cable”</text:p>
            </text:list-item>
            <text:list-item>
              <text:p text:style-name="P48"><text:a xlink:type="simple" xlink:href="https://www.xilinx.com/support/answers/30184.html" text:style-name="Internet_20_link" text:visited-style-name="Visited_20_Internet_20_Link">https://www.xilinx.com/support/answers/30184.html</text:a> <text:s/>dont have permission? </text:p>
              <text:list>
                <text:list-item>
                  <text:p text:style-name="P49">Change ownership</text:p>
                </text:list-item>
                <text:list-item>
                  <text:p text:style-name="P50"><text:bookmark text:name="docs-internal-guid-a7ad7dce-7fff-4805-a6f6-ac96b76c34e5"/>$ sudo chown ashleyrivera.ashleyrivera /dev/ttyACM0 </text:p>
                </text:list-item>
              </text:list>
            </text:list-item>
          </text:list>
        </text:list-item>
        <text:list-item>
          <text:p text:style-name="P15"/>
        </text:list-item>
        <text:list-item>
          <text:p text:style-name="P15"/>
        </text:list-item>
        <text:list-item>
          <text:p text:style-name="P16">do <text:span text:style-name="T8">other </text:span>tutorial<text:span text:style-name="T8">s</text:span> </text:p>
          <text:list>
            <text:list-item>
              <text:p text:style-name="P16">from youtube? </text:p>
            </text:list-item>
          </text:list>
          <text:p text:style-name="P15"/>
        </text:list-item>
        <text:list-item>
          <text:p text:style-name="P15">.</text:p>
        </text:list-item>
        <text:list-item>
          <text:p text:style-name="P15">.<text:span text:style-name="T8">floating point research: </text:span></text:p>
          <text:list>
            <text:list-item>
              <text:p text:style-name="P17">go through nav docs for floating pint, <text:span text:style-name="T2">design hub view</text:span></text:p>
            </text:list-item>
            <text:list-item>
              <text:p text:style-name="P21">paper cathy emailed</text:p>
            </text:list-item>
            <text:list-item>
              <text:p text:style-name="P21">sc19 conference stuff</text:p>
            </text:list-item>
          </text:list>
        </text:list-item>
        <text:list-item>
          <text:p text:style-name="P21">.</text:p>
        </text:list-item>
        <text:list-item>
          <text:p text:style-name="P21">.</text:p>
        </text:list-item>
        <text:list-item>
          <text:p text:style-name="P19">future:</text:p>
          <text:list>
            <text:list-item>
              <text:p text:style-name="P23">figure out vivado HSL version</text:p>
            </text:list-item>
          </text:list>
        </text:list-item>
        <text:list-item>
          <text:p text:style-name="P21"/>
        </text:list-item>
        <text:list-item>
          <text:p text:style-name="P21"><text:soft-page-break/>read:</text:p>
        </text:list-item>
        <text:list-item>
          <text:p text:style-name="P21">old -<text:a xlink:type="simple" xlink:href="https://www.xilinx.com/support/documentation/sw_manuals/xilinx2012_2/ug903-vivado-using-constraints.pdf" text:style-name="Internet_20_link" text:visited-style-name="Visited_20_Internet_20_Link">https://www.xilinx.com/support/documentation/sw_manuals/xilinx2012_2/ug903-vivado-using-constraints.pdf</text:a></text:p>
        </text:list-item>
        <text:list-item>
          <text:p text:style-name="P21"><text:a xlink:type="simple" xlink:href="https://www.xilinx.com/support/documentation/sw_manuals/xilinx2018_2/ug903-vivado-using-constraints.pdf" text:style-name="Internet_20_link" text:visited-style-name="Visited_20_Internet_20_Link"><text:span text:style-name="T7">https://www.xilinx.com/support/documentation/sw_manuals/xilinx2018_2/ug903-vivado-using-constraints.pdf</text:span></text:a></text:p>
        </text:list-item>
        <text:list-item>
          <text:p text:style-name="P21"><text:a xlink:type="simple" xlink:href="https://forums.xilinx.com/t5/Design-Entry/Where-are-the-constraints-files-XDC/td-p/689249" text:style-name="Internet_20_link" text:visited-style-name="Visited_20_Internet_20_Link">https://forums.xilinx.com/t5/Design-Entry/Where-are-the-constraints-files-XDC/td-p/689249</text:a> </text:p>
        </text:list-item>
        <text:list-item>
          <text:p text:style-name="P13"><text:span text:style-name="T3">watch: </text:span><text:a xlink:type="simple" xlink:href="https://www.xilinx.com/video/hardware/migrating-ucf-constraints-to-xdc.html" text:style-name="Internet_20_link" text:visited-style-name="Visited_20_Internet_20_Link">https://www.xilinx.com/video/hardware/migrating-ucf-constraints-to-xdc.html</text:a></text:p>
        </text:list-item>
        <text:list-item>
          <text:p text:style-name="P21"><text:a xlink:type="simple" xlink:href="https://www.xilinx.com/support/documentation/sw_manuals/xilinx2018_2/ug911-vivado-migration.pdf#nameddest=MigratingUCFConstraintsToXDC" text:style-name="Internet_20_link" text:visited-style-name="Visited_20_Internet_20_Link">https://www.xilinx.com/support/documentation/sw_manuals/xilinx2018_2/ug911-vivado-migration.pdf#nameddest=MigratingUCFConstraintsToXDC</text:a></text:p>
        </text:list-item>
        <text:list-item>
          <text:p text:style-name="P21">.</text:p>
        </text:list-item>
        <text:list-item>
          <text:p text:style-name="P24">use planAhead to make constraints ? <text:span text:style-name="T8">See video for command</text:span></text:p>
        </text:list-item>
        <text:list-item>
          <text:p text:style-name="P21">.</text:p>
        </text:list-item>
        <text:list-item>
          <text:p text:style-name="P21">.</text:p>
        </text:list-item>
      </text:list>
      <text:p text:style-name="P2"/>
      <text:p text:style-name="P2"/>
      <text:p text:style-name="P2"/>
      <text:p text:style-name="P3">Done:</text:p>
      <text:list xml:id="list3754470046" text:style-name="L2">
        <text:list-item>
          <text:p text:style-name="P25">set up git hub with ssh</text:p>
        </text:list-item>
        <text:list-item>
          <text:p text:style-name="P26">installed and liscensed Xilinx “Notes on installing Xilinx”</text:p>
        </text:list-item>
        <text:list-item>
          <text:p text:style-name="P26"><text:span text:style-name="T1">watch:</text:span><text:a xlink:type="simple" xlink:href="https://www.xilinx.com/support/documentation-navigation/overview.html" text:style-name="Internet_20_link" text:visited-style-name="Visited_20_Internet_20_Link">https://www.xilinx.com/support/documentation-navigation/overview.html</text:a></text:p>
        </text:list-item>
        <text:list-item>
          <text:p text:style-name="P28"><text:span text:style-name="T6">installed</text:span> geany</text:p>
        </text:list-item>
        <text:list-item>
          <text:p text:style-name="P29"><text:span text:style-name="T6">attempted</text:span> to convert constraints</text:p>
        </text:list-item>
      </text:list>
      <text:p text:style-name="P4"/>
      <text:p text:style-name="P4"/>
      <text:list xml:id="list161004266627570" text:continue-list="list3481012570" text:style-name="L1">
        <text:list-item>
          <text:p text:style-name="P22"><text:span text:style-name="T4">tcl (vivado console) commands : </text:span><text:a xlink:type="simple" xlink:href="https://www.xilinx.com/support/documentation/sw_manuals/xilinx2018_2/ug835-vivado-tcl-commands.pdf" text:style-name="Internet_20_link" text:visited-style-name="Visited_20_Internet_20_Link">https://www.xilinx.com/support/documentation/sw_manuals/xilinx2018_2/ug835-vivado-tcl-commands.pdf</text:a></text:p>
        </text:list-item>
        <text:list-item>
          <text:p text:style-name="P30">list of vocab, basically : <text:a xlink:type="simple" xlink:href="https://www.xilinx.com/support/documentation/sw_manuals/xilinx2018_2/ug912-vivado-properties.pdf" text:style-name="Internet_20_link" text:visited-style-name="Visited_20_Internet_20_Link"><text:span text:style-name="T3">https://www.xilinx.com/support/documentation/sw_manuals/xilinx2018_2/ug912-vivado-properties.pdf</text:span></text:a></text:p>
        </text:list-item>
        <text:list-item>
          <text:p text:style-name="P30">.</text:p>
        </text:list-item>
        <text:list-item>
          <text:p text:style-name="P31">gave up and installed ISE 14.7</text:p>
        </text:list-item>
        <text:list-item>
          <text:p text:style-name="P31">spent over half an hour trying to run it <text:s/>X(</text:p>
        </text:list-item>
        <text:list-item>
          <text:p text:style-name="P31">got ISE to run simulation</text:p>
        </text:list-item>
        <text:list-item>
          <text:p text:style-name="P33">created bit file and mcs file, stuck on connecting to board</text:p>
          <text:list>
            <text:list-item>
              <text:p text:style-name="P33">driver is ttyACM0 in /dev folder, but I don’t have permission</text:p>
            </text:list-item>
          </text:list>
        </text:list-item>
      </text:list>
      <text:p text:style-name="P6"/>
      <text:p text:style-name="P7">Dec <text:span text:style-name="T23">2</text:span>:</text:p>
      <text:p text:style-name="P7"/>
      <text:list xml:id="list3860822552" text:style-name="L3">
        <text:list-item>
          <text:p text:style-name="P36">googled “ ise impact cable comunication setup linux”, </text:p>
        </text:list-item>
        <text:list-item>
          <text:p text:style-name="P36"/>
        </text:list-item>
        <text:list-item>
          <text:p text:style-name="P34"><text:span text:style-name="T11">with Ahmad, followed: </text:span><text:a xlink:type="simple" xlink:href="https://javispedro.com/fpga/xilinx-usb-linux.html" text:style-name="Internet_20_link" text:visited-style-name="Visited_20_Internet_20_Link">https://javispedro.com/fpga/xilinx-usb-linux.html</text:a> <text:span text:style-name="T11">to no success</text:span></text:p>
        </text:list-item>
        <text:list-item>
          <text:p text:style-name="P34"><text:span text:style-name="T13"><text:s text:c="9"/>(did not try </text:span><text:a xlink:type="simple" xlink:href="https://rmdir.de/~michael/xilinx/" text:style-name="Internet_20_link" text:visited-style-name="Visited_20_Internet_20_Link">https://rmdir.de/~michael/xilinx/</text:a><text:span text:style-name="T12">)</text:span></text:p>
        </text:list-item>
        <text:list-item>
          <text:p text:style-name="P32"><text:span text:style-name="T11">however website looks good: </text:span><text:a xlink:type="simple" xlink:href="https://javispedro.com/fpga/ise-start-up.html" text:style-name="Internet_20_link" text:visited-style-name="Visited_20_Internet_20_Link">https://javispedro.com/fpga/ise-start-up.html</text:a></text:p>
        </text:list-item>
        <text:list-item>
          <text:p text:style-name="P35"><text:span text:style-name="T14">saw this asking for fileset.txt to have line, but seems to be not necessary: </text:span><text:a xlink:type="simple" xlink:href="https://www.xilinx.com/support/documentation/sw_manuals/xilinx11/pim_p_connectingtocables.htm" text:style-name="Internet_20_link" text:visited-style-name="Visited_20_Internet_20_Link">https://www.xilinx.com/support/documentation/sw_manuals/xilinx11/pim_p_connectingtocables.htm</text:a></text:p>
        </text:list-item>
        <text:list-item>
          <text:p text:style-name="P35">.</text:p>
        </text:list-item>
      </text:list>
      <text:list xml:id="list161005770442323" text:continue-list="list161004266627570" text:style-name="L1">
        <text:list-item>
          <text:p text:style-name="P37">FOLLOWED: How to install Xilinx ISE Design Suite 14.7 on Ubuntu 18.04 (with drivers)</text:p>
          <text:list>
            <text:list-item>
              <text:p text:style-name="P14"><text:soft-page-break/><text:a xlink:type="simple" xlink:href="https://www.youtube.com/watch?v=meO-b6Ib17Y" text:style-name="Internet_20_link" text:visited-style-name="Visited_20_Internet_20_Link">https://www.youtube.com/watch?v=meO-b6Ib17Y</text:a></text:p>
            </text:list-item>
          </text:list>
        </text:list-item>
      </text:list>
      <text:list xml:id="list949242080" text:style-name="L4">
        <text:list-item>
          <text:p text:style-name="P40">then re-did what I did with Ahmad</text:p>
        </text:list-item>
        <text:list-item>
          <text:p text:style-name="P40">.</text:p>
        </text:list-item>
        <text:list-item>
          <text:p text:style-name="P40"/>
        </text:list-item>
        <text:list-item>
          <text:p text:style-name="P38"><text:span text:style-name="T15">read up on logic blocks : </text:span><text:a xlink:type="simple" xlink:href="https://www.sciencedirect.com/topics/computer-science/configurable-logic-block" text:style-name="Internet_20_link" text:visited-style-name="Visited_20_Internet_20_Link">https://www.sciencedirect.com/topics/computer-science/configurable-logic-block</text:a>, <text:span text:style-name="T16">very helpful, especially </text:span><text:a xlink:type="simple" xlink:href="https://www.sciencedirect.com/book/9780128000564/digital-design-and-computer-architecture" text:style-name="Internet_20_link" text:visited-style-name="Visited_20_Internet_20_Link">https://www.sciencedirect.com/book/9780128000564/digital-design-and-computer-architecture</text:a></text:p>
        </text:list-item>
        <text:list-item>
          <text:p text:style-name="P38">.</text:p>
        </text:list-item>
        <text:list-item>
          <text:p text:style-name="P43">Dec 5:</text:p>
        </text:list-item>
        <text:list-item>
          <text:p text:style-name="P43">Videos</text:p>
          <text:list>
            <text:list-item>
              <text:p text:style-name="P39"><text:a xlink:type="simple" xlink:href="https://www.youtube.com/watch?v=L2wsockKwPQ" text:style-name="Internet_20_link" text:visited-style-name="Visited_20_Internet_20_Link"><text:span text:style-name="T19">https://www.youtube.com/watch?v=L2wsockKwPQ</text:span></text:a><text:span text:style-name="T19">, </text:span><text:a xlink:type="simple" xlink:href="https://www.youtube.com/watch?v=q7sgzDH1cR8" text:style-name="Internet_20_link" text:visited-style-name="Visited_20_Internet_20_Link">https://www.youtube.com/watch?v=q7sgzDH1cR8</text:a>, <text:a xlink:type="simple" xlink:href="https://www.youtube.com/watch?v=RNVIcm8-6RE" text:style-name="Internet_20_link" text:visited-style-name="Visited_20_Internet_20_Link">https://www.youtube.com/watch?v=RNVIcm8-6RE</text:a>, <text:a xlink:type="simple" xlink:href="https://www.youtube.com/watch?v=AXSubqUJeHw" text:style-name="Internet_20_link" text:visited-style-name="Visited_20_Internet_20_Link"><text:span text:style-name="T7">https://www.youtube.com/watch?v=AXSubqUJeHw</text:span></text:a>, </text:p>
            </text:list-item>
          </text:list>
        </text:list-item>
      </text:list>
      <text:p text:style-name="P45"/>
      <text:p text:style-name="P4"/>
      <text:p text:style-name="P4"/>
      <text:p text:style-name="P4"/>
      <text:p text:style-name="P4"/>
      <text:p text:style-name="P4"/>
      <text:p text:style-name="P4"/>
      <text:p text:style-name="P41">To Cathie:</text:p>
      <text:p text:style-name="P41"/>
      <text:p text:style-name="P42"><text:span text:style-name="T18">-good video for basic FPGA explaination : </text:span><text:a xlink:type="simple" xlink:href="https://www.youtube.com/watch?v=L2wsockKwPQ" text:style-name="Internet_20_link" text:visited-style-name="Visited_20_Internet_20_Link">https://www.youtube.com/watch?v=L2wsockKwPQ</text:a></text:p>
      <text:p text:style-name="P42">-<text:span text:style-name="T21">more better: </text:span><text:a xlink:type="simple" xlink:href="https://www.youtube.com/watch?v=AXSubqUJeHw" text:style-name="Internet_20_link" text:visited-style-name="Visited_20_Internet_20_Link">https://www.youtube.com/watch?v=AXSubqUJeHw</text:a> <text:span text:style-name="T21">(18min) <text:s text:c="2"/></text:span></text:p>
      <text:p text:style-name="P42"/>
      <text:p text:style-name="P51">Complete the State Board of Education scholarship application by March 1</text:p>
      <text:p text:style-name="Text_20_body"><text:line-break/>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National2" svg:font-family="National2, 'Segoe UI', 'Helvetica Neue', Roboto, 'Open Sans'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2:23:44.386002362</meta:creation-date>
    <dc:date>2019-12-05T16:10:03.885758959</dc:date>
    <meta:editing-duration>PT6H4M15S</meta:editing-duration>
    <meta:editing-cycles>42</meta:editing-cycles>
    <meta:generator>LibreOffice/6.0.7.3$Linux_X86_64 LibreOffice_project/00m0$Build-3</meta:generator>
    <meta:document-statistic meta:table-count="1" meta:image-count="0" meta:object-count="0" meta:page-count="3" meta:paragraph-count="89" meta:word-count="392" meta:character-count="3485" meta:non-whitespace-character-count="3210"/>
  </office:meta>
</office:document-meta>
</file>